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Georgia, Times,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roxima Nova" svg:font-family="'Proxima Nova', sans-serif"/>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in" fo:border="0.5pt solid #000000" style:writing-mode="page"/>
    </style:style>
    <style:style style:name="P1" style:family="paragraph" style:parent-style-name="Standard">
      <style:paragraph-properties fo:text-align="center" style:justify-single-word="false"/>
      <style:text-properties fo:font-size="14pt" fo:font-weight="bold" officeooo:rsid="000d1c0c" officeooo:paragraph-rsid="000d1c0c"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1c0c" officeooo:paragraph-rsid="000d1c0c"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officeooo:rsid="000d1c0c" officeooo:paragraph-rsid="000d1c0c"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1c0c" officeooo:paragraph-rsid="000d1c0c" style:font-size-asian="10.5pt" style:font-weight-asian="normal" style:font-size-complex="12pt" style:font-weight-complex="normal"/>
    </style:style>
    <style:style style:name="P5" style:family="paragraph" style:parent-style-name="Table_20_Contents">
      <style:paragraph-properties fo:text-align="start" style:justify-single-word="false"/>
      <style:text-properties fo:font-size="12pt" style:font-size-asian="10.5pt" style:font-size-complex="12pt"/>
    </style:style>
    <style:style style:name="P6" style:family="paragraph" style:parent-style-name="Table_20_Contents">
      <style:paragraph-properties fo:text-align="start" style:justify-single-word="false"/>
    </style:style>
    <style:style style:name="P7" style:family="paragraph" style:parent-style-name="Table_20_Contents">
      <style:text-properties fo:color="#000000" loext:opacity="100%"/>
    </style:style>
    <style:style style:name="P8" style:family="paragraph" style:parent-style-name="Table_20_Contents">
      <style:paragraph-properties fo:text-align="start" style:justify-single-word="false"/>
      <style:text-properties fo:color="#000000" loext:opacity="100%" fo:font-weight="bold"/>
    </style:style>
    <style:style style:name="P9" style:family="paragraph" style:parent-style-name="Table_20_Contents">
      <style:paragraph-properties fo:text-align="start" style:justify-single-word="false"/>
      <style:text-properties fo:color="#000000" loext:opacity="100%"/>
    </style:style>
    <style:style style:name="P10" style:family="paragraph" style:parent-style-name="Standard" style:list-style-name="L1">
      <style:paragraph-properties fo:text-align="start" style:justify-single-word="false"/>
      <style:text-properties fo:font-size="14pt" style:text-underline-style="none" fo:font-weight="normal" officeooo:rsid="000d1c0c" officeooo:paragraph-rsid="000d1c0c"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0d1c0c" officeooo:paragraph-rsid="000d2267"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1c0c" officeooo:paragraph-rsid="000d2267" style:font-size-asian="14pt" style:font-weight-asian="bold" style:font-size-complex="14pt" style:font-weight-complex="bold"/>
    </style:style>
    <style:style style:name="T1" style:family="text">
      <style:text-properties fo:color="#000000" loext:opacity="100%"/>
    </style:style>
    <style:style style:name="T2" style:family="text">
      <style:text-properties officeooo:rsid="000d2267"/>
    </style:style>
    <style:style style:name="T3" style:family="text">
      <style:text-properties officeooo:rsid="000e6f9c"/>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55 Cyber Security</text:p>
      <text:p text:style-name="P1">Assignment 1</text:p>
      <text:p text:style-name="P1">Chris Papastamos (csd4569)</text:p>
      <text:p text:style-name="P1"/>
      <text:p text:style-name="P2">Question 1</text:p>
      <text:p text:style-name="P4">For my target (Κωνσταντινος Γκουμας 2746) I managed to gather the following information:</text:p>
      <text:p text:style-name="P4"/>
      <table:table table:name="Table1" table:style-name="Table1">
        <table:table-column table:style-name="Table1.A" table:number-columns-repeated="3"/>
        <table:table-row>
          <table:table-cell table:style-name="Table1.A1" office:value-type="string">
            <text:p text:style-name="P8">Potential information</text:p>
          </table:table-cell>
          <table:table-cell table:style-name="Table1.A1" office:value-type="string">
            <text:p text:style-name="P8">Value</text:p>
          </table:table-cell>
          <table:table-cell table:style-name="Table1.A1" office:value-type="string">
            <text:p text:style-name="P8">Link used to find information</text:p>
          </table:table-cell>
        </table:table-row>
        <table:table-row>
          <table:table-cell table:style-name="Table1.A1" office:value-type="string">
            <text:p text:style-name="P9">Name: First</text:p>
          </table:table-cell>
          <table:table-cell table:style-name="Table1.A1" office:value-type="string">
            <text:p text:style-name="P9">Κωνσταντίνος</text:p>
          </table:table-cell>
          <table:table-cell table:style-name="Table1.A1" office:value-type="string">
            <text:p text:style-name="P5"/>
          </table:table-cell>
        </table:table-row>
        <table:table-row>
          <table:table-cell table:style-name="Table1.A1" office:value-type="string">
            <text:p text:style-name="P9">Name : Last</text:p>
          </table:table-cell>
          <table:table-cell table:style-name="Table1.A1" office:value-type="string">
            <text:p text:style-name="P9">Γκούμας</text:p>
          </table:table-cell>
          <table:table-cell table:style-name="Table1.A1" office:value-type="string">
            <text:p text:style-name="P7"/>
          </table:table-cell>
        </table:table-row>
        <table:table-row>
          <table:table-cell table:style-name="Table1.A1" office:value-type="string">
            <text:p text:style-name="P9">Preferred name</text:p>
          </table:table-cell>
          <table:table-cell table:style-name="Table1.A1" office:value-type="string">
            <text:p text:style-name="P9">Kostas Goumas</text:p>
          </table:table-cell>
          <table:table-cell table:style-name="Table1.A1" office:value-type="string">
            <text:p text:style-name="P7"/>
          </table:table-cell>
        </table:table-row>
        <table:table-row>
          <table:table-cell table:style-name="Table1.A1" office:value-type="string">
            <text:p text:style-name="P9">Gender</text:p>
          </table:table-cell>
          <table:table-cell table:style-name="Table1.A1" office:value-type="string">
            <text:p text:style-name="P9">Male</text:p>
          </table:table-cell>
          <table:table-cell table:style-name="Table1.A1" office:value-type="string">
            <text:p text:style-name="P9">https://www.facebook.com/kostas.goumas.39</text:p>
          </table:table-cell>
        </table:table-row>
        <table:table-row>
          <table:table-cell table:style-name="Table1.A1" office:value-type="string">
            <text:p text:style-name="P9">Photo</text:p>
          </table:table-cell>
          <table:table-cell table:style-name="Table1.A1" office:value-type="string">
            <text:p text:style-name="P6"><text:a xlink:type="simple" xlink:href="https://scontent.fath3-4.fna.fbcdn.net/v/t39.30808-6/295832987_10221670307014672_1820409598550859438_n.jpg?_nc_cat=100&amp;ccb=1-7&amp;_nc_sid=09cbfe&amp;_nc_ohc=P-rwpRmp8v4AX_jI2v1&amp;_nc_ht=scontent.fath3-4.fna&amp;oh=00_AfCRSNOu9qMYJY2q0wrB7PWVAcWCzCLj_JFea_lODsuCvw&amp;oe=640DD62C" text:style-name="Internet_20_link" text:visited-style-name="Visited_20_Internet_20_Link"><text:span text:style-name="T1">https://scontent.fath3-4.fna.fbcdn.net/v/t39.30808-6/295832987_10221670307014672_1820409598550859438_n.jpg?_nc_cat=100&amp;ccb=1-7&amp;_nc_sid=09cbfe&amp;_nc_ohc=P-rwpRmp8v4AX_jI2v1&amp;_nc_ht=scontent.fath3-4.fna&amp;oh=00_AfCRSNOu9qMYJY2q0wrB7PWVAcWCzCLj_JFea_lODsuCvw&amp;oe=640DD62C</text:span></text:a></text:p>
          </table:table-cell>
          <table:table-cell table:style-name="Table1.A1" office:value-type="string">
            <text:p text:style-name="P9">https://www.facebook.com/kostas.goumas.39</text:p>
          </table:table-cell>
        </table:table-row>
        <table:table-row>
          <table:table-cell table:style-name="Table1.A1" office:value-type="string">
            <text:p text:style-name="P9">Education: High school</text:p>
          </table:table-cell>
          <table:table-cell table:style-name="Table1.A1" office:value-type="string">
            <text:p text:style-name="P9">2o lykeio iliou{temponera}</text:p>
          </table:table-cell>
          <table:table-cell table:style-name="Table1.A1" office:value-type="string">
            <text:p text:style-name="P9">https://www.facebook.com/kostas.goumas.39/about_work_and_education</text:p>
          </table:table-cell>
        </table:table-row>
        <table:table-row>
          <table:table-cell table:style-name="Table1.A1" office:value-type="string">
            <text:p text:style-name="P9">Education: Undergraduate studies</text:p>
          </table:table-cell>
          <table:table-cell table:style-name="Table1.A1" office:value-type="string">
            <text:p text:style-name="P9">Computer science στο CSD - UoC</text:p>
          </table:table-cell>
          <table:table-cell table:style-name="Table1.A1" office:value-type="string">
            <text:p text:style-name="P9">https://www.facebook.com/kostas.goumas.39/about_work_and_education</text:p>
          </table:table-cell>
        </table:table-row>
        <table:table-row>
          <table:table-cell table:style-name="Table1.A1" office:value-type="string">
            <text:p text:style-name="P9">Languages</text:p>
          </table:table-cell>
          <table:table-cell table:style-name="Table1.A1" office:value-type="string">
            <text:p text:style-name="P9">English language, Greek</text:p>
          </table:table-cell>
          <table:table-cell table:style-name="Table1.A1" office:value-type="string">
            <text:p text:style-name="P9">https://www.facebook.com/kostas.goumas.39/about_work_and_education</text:p>
          </table:table-cell>
        </table:table-row>
        <table:table-row>
          <table:table-cell table:style-name="Table1.A1" office:value-type="string">
            <text:p text:style-name="P9">Favorites (music, movies, books, food, color, places, etc.)</text:p>
          </table:table-cell>
          <table:table-cell table:style-name="Table1.A1" office:value-type="string">
            <text:p text:style-name="P9">Panathinaikos BC﻿, Harry Potter, The Lord of the Rings Trilogy</text:p>
          </table:table-cell>
          <table:table-cell table:style-name="Table1.A1" office:value-type="string">
            <text:p text:style-name="P6"><text:a xlink:type="simple" xlink:href="https://www.facebook.com/kostas.goumas.39/about" text:style-name="Internet_20_link" text:visited-style-name="Visited_20_Internet_20_Link"><text:span text:style-name="T1">https://www.facebook.com/kostas.goumas.39/about</text:span></text:a></text:p>
          </table:table-cell>
        </table:table-row>
      </table:table>
      <text:p text:style-name="P4"/>
      <text:p text:style-name="P4">All information is from the target’s facebook as that was the only source I could find for my target’s information</text:p>
      <text:p text:style-name="P4"/>
      <text:p text:style-name="P2">Question 2</text:p>
      <text:p text:style-name="P3"/>
      <text:list text:style-name="L1">
        <text:list-item>
          <text:p text:style-name="P10">In order for someone to remove his personal information from search machines like google.com you have to contact the website owner that holds the website showing your information (e.g. Facebook, Instagram, LinkedIn, etc). Most of the major websites allow you to remove your information, in most of them the process is fairly easy</text:p>
          <text:p text:style-name="P10"/>
        </text:list-item>
        <text:list-item>
          <text:p text:style-name="P10">According to the Right to be forgotten every person has the right to have his information removed from search engines and other websites. </text:p>
        </text:list-item>
      </text:list>
      <text:p text:style-name="P12"><text:soft-page-break/>Question <text:span text:style-name="T2">3</text:span></text:p>
      <text:p text:style-name="P11"><text:tab/></text:p>
      <text:p text:style-name="P11"><text:tab/><text:span text:style-name="T2">The use of biometric data for user authentication can be very secure and easy to use for the average user. </text:span></text:p>
      <text:p text:style-name="P11"><text:span text:style-name="T2"><text:tab/>The biggest argument for biometric data is that it is the most secure way to authenticate a user as it is not as easy to get someones bio data as it is to find their password (probably in an browser’s autofill section). Also a big advantage is that a user cannot forget their fingerprint, voice or iris like they could forget their passwords or keys.</text:span></text:p>
      <text:p text:style-name="P11"><text:tab/><text:span text:style-name="T2">Although the upgraded security that bio data can provide it doesn’t mean that it is ha</text:span><text:span text:style-name="T3">c</text:span><text:span text:style-name="T2">kproof. We have seen many fingerprint mimicking techniques, 3D printed plastic face replicas and voice recordings to mimic someones else voice.</text:span></text:p>
      <text:p text:style-name="P11"><text:span text:style-name="T2"><text:tab/>The services that provide these sort of authentications have also to be careful on how they store their users data because a leak of user’s DNA data can be devastating. That is because unlike a password or key, a user cannot change their fingerprint or iris.</text:span></text:p>
      <text:p text:style-name="P11"><text:tab/><text:span text:style-name="T3">Summing it all up, biometric authentication is a very secure way to know if users are who they say they are. But like any other advancement there are many things that can go wrong with this technology, so anyone who is implementing biometric authentication has to be extra cautiou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Georgia, Times,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roxima Nova" svg:font-family="'Proxima No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14:23:16.267765713</meta:creation-date>
    <dc:date>2023-03-09T18:05:58.600603908</dc:date>
    <meta:editing-duration>PT4H24S</meta:editing-duration>
    <meta:editing-cycles>4</meta:editing-cycles>
    <meta:generator>LibreOffice/7.4.4.2$Linux_X86_64 LibreOffice_project/40$Build-2</meta:generator>
    <meta:print-date>2023-03-09T18:04:10.910047099</meta:print-date>
    <meta:document-statistic meta:table-count="1" meta:image-count="0" meta:object-count="0" meta:page-count="2" meta:paragraph-count="43" meta:word-count="407" meta:character-count="2984" meta:non-whitespace-character-count="2613"/>
  </office:meta>
</office:document-meta>
</file>